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195ec3" officeooo:paragraph-rsid="01195ec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1af918" officeooo:paragraph-rsid="011af918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11c1c11" officeooo:paragraph-rsid="011c1c11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1102fd6" officeooo:paragraph-rsid="012a25ab" style:font-weight-asian="normal" style:font-weight-complex="normal"/>
    </style:style>
    <style:style style:name="P23" style:family="paragraph" style:parent-style-name="Standard">
      <style:text-properties style:text-underline-style="none" officeooo:rsid="011e3dc8" officeooo:paragraph-rsid="011e3dc8"/>
    </style:style>
    <style:style style:name="P24" style:family="paragraph" style:parent-style-name="Standard">
      <style:text-properties style:text-underline-style="none" officeooo:rsid="0121d346" officeooo:paragraph-rsid="0121d346"/>
    </style:style>
    <style:style style:name="P25" style:family="paragraph" style:parent-style-name="Standard">
      <style:text-properties style:text-underline-style="none" officeooo:rsid="012f15c7" officeooo:paragraph-rsid="012f15c7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officeooo:rsid="011e3dc8" officeooo:paragraph-rsid="011e3dc8"/>
    </style:style>
    <style:style style:name="P33" style:family="paragraph" style:parent-style-name="Standard">
      <style:text-properties style:text-underline-style="solid" style:text-underline-width="auto" style:text-underline-color="font-color" officeooo:rsid="0121d346" officeooo:paragraph-rsid="0121d346"/>
    </style:style>
    <style:style style:name="P34" style:family="paragraph" style:parent-style-name="Standard">
      <style:text-properties fo:font-style="normal" style:text-underline-style="solid" style:text-underline-width="auto" style:text-underline-color="font-color" fo:font-weight="normal" officeooo:rsid="01149a19" officeooo:paragraph-rsid="01149a19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11574d6" officeooo:paragraph-rsid="011574d6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1181ea9" officeooo:paragraph-rsid="01181ea9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12bbe04" officeooo:paragraph-rsid="012bbe0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officeooo:paragraph-rsid="01181ea9"/>
    </style:style>
    <style:style style:name="P39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40" style:family="paragraph" style:parent-style-name="Standard">
      <style:text-properties officeooo:rsid="0012e237" officeooo:paragraph-rsid="0012e237"/>
    </style:style>
    <style:style style:name="P41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118f503" officeooo:paragraph-rsid="0118f503" style:font-weight-asian="normal" style:font-weight-complex="normal"/>
    </style:style>
    <style:style style:name="P43" style:family="paragraph" style:parent-style-name="Standard">
      <style:text-properties style:text-underline-style="none" fo:font-weight="bold" officeooo:rsid="01323180" officeooo:paragraph-rsid="01323180" style:font-weight-asian="bold" style:font-weight-complex="bold"/>
    </style:style>
    <style:style style:name="P44" style:family="paragraph" style:parent-style-name="Standard">
      <style:text-properties style:text-underline-style="none" fo:font-weight="bold" officeooo:rsid="0132574c" officeooo:paragraph-rsid="0132574c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89ea"/>
    </style:style>
    <style:style style:name="T5" style:family="text">
      <style:text-properties officeooo:rsid="00e52bc2"/>
    </style:style>
    <style:style style:name="T6" style:family="text">
      <style:text-properties officeooo:rsid="00e76596"/>
    </style:style>
    <style:style style:name="T7" style:family="text">
      <style:text-properties officeooo:rsid="00e7bc47"/>
    </style:style>
    <style:style style:name="T8" style:family="text">
      <style:text-properties officeooo:rsid="00e97d72"/>
    </style:style>
    <style:style style:name="T9" style:family="text">
      <style:text-properties officeooo:rsid="00eb6d9e"/>
    </style:style>
    <style:style style:name="T10" style:family="text">
      <style:text-properties officeooo:rsid="00ee9437"/>
    </style:style>
    <style:style style:name="T11" style:family="text">
      <style:text-properties officeooo:rsid="00f1ef9b"/>
    </style:style>
    <style:style style:name="T12" style:family="text">
      <style:text-properties officeooo:rsid="00f47d34"/>
    </style:style>
    <style:style style:name="T13" style:family="text">
      <style:text-properties officeooo:rsid="00f5154c"/>
    </style:style>
    <style:style style:name="T14" style:family="text">
      <style:text-properties officeooo:rsid="00f6d61a"/>
    </style:style>
    <style:style style:name="T15" style:family="text">
      <style:text-properties officeooo:rsid="00f97f5b"/>
    </style:style>
    <style:style style:name="T16" style:family="text">
      <style:text-properties officeooo:rsid="00fa0b48"/>
    </style:style>
    <style:style style:name="T17" style:family="text">
      <style:text-properties officeooo:rsid="00fa969a"/>
    </style:style>
    <style:style style:name="T18" style:family="text">
      <style:text-properties officeooo:rsid="00ff6d56"/>
    </style:style>
    <style:style style:name="T19" style:family="text">
      <style:text-properties officeooo:rsid="01025295"/>
    </style:style>
    <style:style style:name="T20" style:family="text">
      <style:text-properties officeooo:rsid="01029891"/>
    </style:style>
    <style:style style:name="T21" style:family="text">
      <style:text-properties officeooo:rsid="0106a0e7"/>
    </style:style>
    <style:style style:name="T22" style:family="text">
      <style:text-properties officeooo:rsid="0107eb73"/>
    </style:style>
    <style:style style:name="T23" style:family="text">
      <style:text-properties officeooo:rsid="010a2875"/>
    </style:style>
    <style:style style:name="T24" style:family="text">
      <style:text-properties officeooo:rsid="010cfd0a"/>
    </style:style>
    <style:style style:name="T25" style:family="text">
      <style:text-properties officeooo:rsid="010e7fc3"/>
    </style:style>
    <style:style style:name="T26" style:family="text">
      <style:text-properties officeooo:rsid="0116fba1"/>
    </style:style>
    <style:style style:name="T27" style:family="text">
      <style:text-properties officeooo:rsid="0118f503"/>
    </style:style>
    <style:style style:name="T28" style:family="text">
      <style:text-properties officeooo:rsid="011c2884"/>
    </style:style>
    <style:style style:name="T29" style:family="text">
      <style:text-properties officeooo:rsid="01218b94"/>
    </style:style>
    <style:style style:name="T30" style:family="text">
      <style:text-properties officeooo:rsid="0122d99d"/>
    </style:style>
    <style:style style:name="T31" style:family="text">
      <style:text-properties officeooo:rsid="01236f55"/>
    </style:style>
    <style:style style:name="T32" style:family="text">
      <style:text-properties officeooo:rsid="0125bbe4"/>
    </style:style>
    <style:style style:name="T33" style:family="text">
      <style:text-properties officeooo:rsid="0125eb1c"/>
    </style:style>
    <style:style style:name="T34" style:family="text">
      <style:text-properties officeooo:rsid="01271075"/>
    </style:style>
    <style:style style:name="T35" style:family="text">
      <style:text-properties officeooo:rsid="01281974"/>
    </style:style>
    <style:style style:name="T36" style:family="text">
      <style:text-properties officeooo:rsid="01114972"/>
    </style:style>
    <style:style style:name="T37" style:family="text">
      <style:text-properties officeooo:rsid="012a25ab"/>
    </style:style>
    <style:style style:name="T38" style:family="text">
      <style:text-properties officeooo:rsid="012b099b"/>
    </style:style>
    <style:style style:name="T39" style:family="text">
      <style:text-properties officeooo:rsid="01309754"/>
    </style:style>
    <style:style style:name="T40" style:family="text">
      <style:text-properties officeooo:rsid="01311b26"/>
    </style:style>
    <style:style style:name="T41" style:family="text">
      <style:text-properties officeooo:rsid="01323180"/>
    </style:style>
    <style:style style:name="T42" style:family="text">
      <style:text-properties officeooo:rsid="0134c6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BILAN STAGE – Mattéo Cottereau</text:p>
      <text:p text:style-name="P39">VOLUME HORAIRE <text:span text:style-name="T41">01</text:span>/0<text:span text:style-name="T41">6</text:span>/23 – <text:span text:style-name="T41">14</text:span>/0<text:span text:style-name="T41">6</text:span>/23 : <text:span text:style-name="T42">61h</text:span></text:p>
      <text:p text:style-name="P39">Taux horaire : 4,05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2"/>
      <text:p text:style-name="P3"><text:span text:style-name="T30">9h-12h</text:span><text:span text:style-name="T4"> : </text:span><text:span text:style-name="T5">Essai changement d’hébergeur pour le backend de Scalingo vers Firebase → échec</text:span></text:p>
      <text:p text:style-name="P3"/>
      <text:p text:style-name="P4">13h-<text:span text:style-name="T30">17h</text:span><text:span text:style-name="T6"> : </text:span><text:span text:style-name="T7">Essai back4app avec base de donnée externe Oracle, presque fonctionnel, il faut autoriser l’authentification du serveur back4app auprès de la base de donnée.</text:span></text:p>
      <text:p text:style-name="P4"/>
      <text:p text:style-name="P6"><text:span text:style-name="T11">TOTAL : </text:span>7h</text:p>
      <text:p text:style-name="P4"/>
      <text:p text:style-name="P26">Vendredi 02 juin</text:p>
      <text:p text:style-name="P26"/>
      <text:p text:style-name="P5">9h-<text:span text:style-name="T31">12h</text:span><text:span text:style-name="T8"> : </text:span><text:span text:style-name="T9">Déploiement sur l’hébergeur adaptative avec base de donnée Oracle fonctionnelle et changement total de style en cours</text:span></text:p>
      <text:p text:style-name="P5"/>
      <text:p text:style-name="P7">13h-<text:span text:style-name="T10">17h : Changement de style presque terminé et optimisation du chargement des images avec compression presque finie</text:span></text:p>
      <text:p text:style-name="P7"/>
      <text:p text:style-name="P8"><text:span text:style-name="T11">TOTAL : </text:span>7h</text:p>
      <text:p text:style-name="P8"/>
      <text:p text:style-name="P43">TOTAL SEMAINE : 14h</text:p>
      <text:p text:style-name="P8"/>
      <text:p text:style-name="P27">Lundi 05 juin</text:p>
      <text:p text:style-name="P27"/>
      <text:p text:style-name="P9">9h-<text:span text:style-name="T12">12h : </text:span><text:span text:style-name="T13">Compression des images faite, essai de compression des documents → échec pour le moment, correction de l’ajout de texte avec accent dans les annonces presque finie </text:span><text:span text:style-name="T14">+ etat des lieux.</text:span></text:p>
      <text:p text:style-name="P9"/>
      <text:p text:style-name="P10">1<text:span text:style-name="T32">3</text:span>h-<text:span text:style-name="T15">17h : </text:span><text:span text:style-name="T16">Essai de correction du stockage des accents → sans succès.</text:span></text:p>
      <text:p text:style-name="P10"/>
      <text:p text:style-name="P11"><text:span text:style-name="T17">TOTAL : </text:span><text:span text:style-name="T33">7h</text:span></text:p>
      <text:p text:style-name="P11"/>
      <text:p text:style-name="P28">Mardi 06 juin</text:p>
      <text:p text:style-name="P28"/>
      <text:p text:style-name="P12">9h-<text:span text:style-name="T18">12</text:span><text:span text:style-name="T34">h</text:span><text:span text:style-name="T18"> : </text:span><text:span text:style-name="T19">Correction de </text:span><text:span text:style-name="T20">la création et de </text:span><text:span text:style-name="T19">l’édition des annonces avec prise en charge des caractères spéciaux</text:span></text:p>
      <text:p text:style-name="P12"/>
      <text:p text:style-name="P13">13h-<text:span text:style-name="T21">17h : Légère correction sur le style des annonces longues et préparation des studios pour visite</text:span></text:p>
      <text:p text:style-name="P13"/>
      <text:p text:style-name="P19">TOTAL : 7h</text:p>
      <text:p text:style-name="P13"/>
      <text:p text:style-name="P29">Mercredi 7 juin</text:p>
      <text:p text:style-name="P29"/>
      <text:p text:style-name="P14">9h–<text:span text:style-name="T22">12h : Correction envoie de messages avec caractères spéciaux presque terminée, création des annonces pour les appartements disponibles sur le site et légère amélioration du style actuel pour la liste des appartements</text:span></text:p>
      <text:p text:style-name="P14"/>
      <text:p text:style-name="P15">13h-<text:span text:style-name="T23">17h : Ajout effet de chargement quand la requête au serveur est faite + Visites, contact avec les potentiels locataires, réfléxion sur style du site</text:span></text:p>
      <text:p text:style-name="P15"><text:soft-page-break/></text:p>
      <text:p text:style-name="P20">TOTAL : 7h</text:p>
      <text:p text:style-name="P15"/>
      <text:p text:style-name="P30">Jeudi 08 juin</text:p>
      <text:p text:style-name="P16"/>
      <text:p text:style-name="P16">9h00-12h00 : Modification affichage des photos → non satisfaisant, correction contenu texte page d’accueil.</text:p>
      <text:p text:style-name="P16">13h – <text:span text:style-name="T24">17h : Changement page d’accueil, menu de navigation restreint, correction du format d’image </text:span><text:span text:style-name="T25">des annonces et commencement d’un formulaire de contact type logement-etudiant.</text:span></text:p>
      <text:p text:style-name="P16"/>
      <text:p text:style-name="P21">TOTAL : 7h</text:p>
      <text:p text:style-name="P16"/>
      <text:p text:style-name="P31">Vendredi 9 juin</text:p>
      <text:p text:style-name="P31"/>
      <text:p text:style-name="P22">9h-1<text:span text:style-name="T37">2h</text:span><text:span text:style-name="T35"> </text:span>: Intégration complète du formulaire sur la page d’un appartement <text:span text:style-name="T35">+</text:span><text:span text:style-name="T36"> prise photos et vérification des studios</text:span></text:p>
      <text:p text:style-name="P17"/>
      <text:p text:style-name="P18">13h-17h : Montage des chaises et accrochage des rideaux. Menu administration protégé avec mot de passe. </text:p>
      <text:p text:style-name="P18"/>
      <text:p text:style-name="P42">TOTAL : <text:span text:style-name="T37">7</text:span>h</text:p>
      <text:p text:style-name="P42"/>
      <text:p text:style-name="P44">TOTAL SEMAINE : 35h</text:p>
      <text:p text:style-name="P18"/>
      <text:p text:style-name="P34">Lundi 12 juin</text:p>
      <text:p text:style-name="P34"/>
      <text:p text:style-name="P35">9h-<text:span text:style-name="T26">11h : Panel de gestion administration accessible sans compte avec mot de passe.</text:span></text:p>
      <text:p text:style-name="P35"/>
      <text:p text:style-name="P36">13h-<text:span text:style-name="T27">1</text:span><text:span text:style-name="T38">7h</text:span><text:span text:style-name="T27"> : </text:span><text:span text:style-name="T28">Correction défilement slide, et bouton utilisateur, essai de correction rotation image iphone en vain.</text:span></text:p>
      <text:p text:style-name="P36"/>
      <text:p text:style-name="P37">TOTAL : 6h</text:p>
      <text:p text:style-name="P38"/>
      <text:p text:style-name="P32">Mardi 13 juin</text:p>
      <text:p text:style-name="P32"/>
      <text:p text:style-name="P23">9h-12h : Ajustement de style et essai de correction d’affichage des images iphone.</text:p>
      <text:p text:style-name="P23"/>
      <text:p text:style-name="P23">14h-<text:span text:style-name="T29">17</text:span>h : Dernières modifications avant finalisation première version, <text:span text:style-name="T29">recherches correction orientation iphone et appel des clients</text:span></text:p>
      <text:p text:style-name="P23"/>
      <text:p text:style-name="P25">TOTAL : 6h</text:p>
      <text:p text:style-name="P25"/>
      <text:p text:style-name="P33">Mercredi 14 juin</text:p>
      <text:p text:style-name="P33"/>
      <text:p text:style-name="P24">0h</text:p>
      <text:p text:style-name="P24"/>
      <text:p text:style-name="P33">Jeudi 15 juin</text:p>
      <text:p text:style-name="P33"/>
      <text:p text:style-name="P24">9h – <text:span text:style-name="T39">12h : ajout de la page de la liste des documents, rédaction fiche information site web et courte notice d’utilisation </text:span><text:span text:style-name="T40">+ appel des personnes ayant envoyé une demande de loc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15T14:40:43.927856864</dc:date>
    <meta:editing-duration>P1DT8H43M27S</meta:editing-duration>
    <meta:editing-cycles>224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456" meta:character-count="2802" meta:non-whitespace-character-count="2386"/>
  </office:meta>
</office:document-meta>
</file>